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3fb72" officeooo:paragraph-rsid="0013fb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= effort temporaire pour créer un produit, service ou résultat</text:p>
      <text:p text:style-name="P1"><text:tab/>→ temporaire = pas de travail reccurent</text:p>
      <text:p text:style-name="P1"><text:tab/>→ produit une transformation</text:p>
      <text:p text:style-name="P1"/>
      <text:p text:style-name="P1">Qualité = pas moins et pas plus (pas de sur-qualité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1:38:24.245561572</meta:creation-date>
    <dc:date>2019-02-13T16:00:10.202040679</dc:date>
    <meta:editing-duration>PT4H1M14S</meta:editing-duration>
    <meta:editing-cycles>1</meta:editing-cycles>
    <meta:document-statistic meta:table-count="0" meta:image-count="0" meta:object-count="0" meta:page-count="1" meta:paragraph-count="4" meta:word-count="32" meta:character-count="190" meta:non-whitespace-character-count="160"/>
    <meta:generator>LibreOffice/6.1.4.2$Linux_X86_64 LibreOffice_project/10$Build-2</meta:generator>
  </office:meta>
</office:document-meta>
</file>